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31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cm" fo:min-width="7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5.5cm" svg:height="3.569cm" svg:x="1.5cm" svg:y="1.431cm">
          <draw:text-box>
            <text:p text:style-name="P1"><text:span text:style-name="T1">&lt;?xml version="1.0"?&gt;</text:span></text:p>
            <text:p text:style-name="P1"><text:span text:style-name="T1">&lt;libro&gt;</text:span></text:p>
            <text:p text:style-name="P1"><text:span text:style-name="T1">&lt;titulo&gt;El Ingenioso Hidalgo Don Quixote de la Mancha&lt;/titulo&gt;</text:span></text:p>
            <text:p text:style-name="P1"><text:span text:style-name="T1">&lt;autor&gt;Miguel de Cervantes Saavedra&lt;/autor&gt;</text:span></text:p>
            <text:p text:style-name="P1"><text:span text:style-name="T1">&lt;fecha&gt;&lt;publicacion&gt;1605&lt;/publicacion&gt;&lt;edicion&gt;2009&lt;/edicion&gt;&lt;/fecha&gt;</text:span></text:p>
            <text:p text:style-name="P1"><text:span text:style-name="T1">&lt;localizacion&gt;&lt;estanteria&gt;B&lt;/estanteria&gt;&lt;fila&gt;7&lt;/fila&gt;&lt;/localizacion&gt;</text:span></text:p>
            <text:p text:style-name="P1"><text:span text:style-name="T1">&lt;/libro&gt;</text:span></text:p>
          </draw:text-box>
        </draw:frame>
        <draw:custom-shape draw:style-name="gr2" draw:text-style-name="P4" draw:layer="layout" svg:width="7.75cm" svg:height="2.75cm" svg:x="6.5cm" svg:y="6.5cm">
          <text:p text:style-name="P3">LIB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1.25cm" svg:x="0.75cm" svg:y="11.25cm">
          <text:p text:style-name="P3">Titul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1.25cm" svg:x="5.75cm" svg:y="11.25cm">
          <text:p text:style-name="P3">Auto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1.25cm" svg:x="10.5cm" svg:y="11.25cm">
          <text:p text:style-name="P3">Fech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1.25cm" svg:x="7.25cm" svg:y="15cm">
          <text:p text:style-name="P3">Edició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5cm" svg:height="1.25cm" svg:x="15.25cm" svg:y="11.25cm">
          <text:p text:style-name="P3">Localización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5cm" svg:y1="10.25cm" svg:x2="10.5cm" svg:y2="9.25cm">
          <text:p/>
        </draw:line>
        <draw:line draw:style-name="gr5" draw:text-style-name="P5" draw:layer="layout" svg:x1="3cm" svg:y1="10.25cm" svg:x2="17.25cm" svg:y2="10.25cm">
          <text:p/>
        </draw:line>
        <draw:line draw:style-name="gr6" draw:text-style-name="P5" draw:layer="layout" svg:x1="3cm" svg:y1="10.25cm" svg:x2="3cm" svg:y2="11.25cm">
          <text:p/>
        </draw:line>
        <draw:line draw:style-name="gr7" draw:text-style-name="P5" draw:layer="layout" svg:x1="7.5cm" svg:y1="10.25cm" svg:x2="7.5cm" svg:y2="11.25cm">
          <text:p/>
        </draw:line>
        <draw:line draw:style-name="gr7" draw:text-style-name="P5" draw:layer="layout" svg:x1="17.25cm" svg:y1="10.25cm" svg:x2="17.25cm" svg:y2="11.25cm">
          <text:p/>
        </draw:line>
        <draw:line draw:style-name="gr7" draw:text-style-name="P5" draw:layer="layout" svg:x1="12.25cm" svg:y1="10.25cm" svg:x2="12.25cm" svg:y2="11.25cm">
          <text:p/>
        </draw:line>
        <draw:line draw:style-name="gr5" draw:text-style-name="P5" draw:layer="layout" svg:x1="12.25cm" svg:y1="15.5cm" svg:x2="12.25cm" svg:y2="12.5cm">
          <text:p/>
        </draw:line>
        <draw:line draw:style-name="gr8" draw:text-style-name="P5" draw:layer="layout" svg:x1="12.25cm" svg:y1="15.5cm" svg:x2="11cm" svg:y2="15.5cm">
          <text:p/>
        </draw:line>
        <draw:line draw:style-name="gr9" draw:text-style-name="P5" draw:layer="layout" svg:x1="12.25cm" svg:y1="14cm" svg:x2="11cm" svg:y2="14cm">
          <text:p/>
        </draw:line>
        <draw:line draw:style-name="gr10" draw:text-style-name="P5" draw:layer="layout" svg:x1="18cm" svg:y1="13.75cm" svg:x2="17cm" svg:y2="13.75cm">
          <text:p/>
        </draw:line>
        <draw:custom-shape draw:style-name="gr3" draw:text-style-name="P4" draw:layer="layout" svg:width="3.75cm" svg:height="1.25cm" svg:x="7.25cm" svg:y="13.25cm">
          <text:p text:style-name="P3">Publicació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1.25cm" svg:x="13.25cm" svg:y="15cm">
          <text:p text:style-name="P3">Fil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1.25cm" svg:x="13.25cm" svg:y="13.25cm">
          <text:p text:style-name="P3">Estantería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8cm" svg:y1="15.5cm" svg:x2="17cm" svg:y2="15.5cm">
          <text:p/>
        </draw:line>
        <draw:line draw:style-name="gr5" draw:text-style-name="P5" draw:layer="layout" svg:x1="18cm" svg:y1="15.5cm" svg:x2="18cm" svg:y2="12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5T12:29:51.953000000</meta:creation-date>
    <dc:date>2024-01-25T12:46:24.590000000</dc:date>
    <meta:editing-duration>PT6M18S</meta:editing-duration>
    <meta:editing-cycles>1</meta:editing-cycles>
    <meta:document-statistic meta:object-count="22"/>
    <meta:generator>LibreOffice/7.3.5.2$Windows_X86_64 LibreOffice_project/184fe81b8c8c30d8b5082578aee2fed2ea847c01</meta:generator>
  </office:meta>
</office:document-meta>
</file>